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0169a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0169a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b655" officeooo:paragraph-rsid="0005b6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rsid="0004079a" officeooo:paragraph-rsid="000169a2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4079a" officeooo:paragraph-rsid="000169a2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3f46" officeooo:paragraph-rsid="000169a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6276f" officeooo:paragraph-rsid="000169a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53f46" officeooo:paragraph-rsid="000169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d1359" officeooo:paragraph-rsid="000169a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15a0a" officeooo:paragraph-rsid="000169a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officeooo:rsid="0004079a" officeooo:paragraph-rsid="000169a2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9d55f" officeooo:paragraph-rsid="0009d55f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3706" officeooo:paragraph-rsid="000e3706" style:font-size-asian="12pt" style:font-weight-asian="normal" style:font-size-complex="12pt" style:font-weight-complex="normal"/>
    </style:style>
    <style:style style:name="T1" style:family="text">
      <style:text-properties officeooo:rsid="00025512"/>
    </style:style>
    <style:style style:name="T2" style:family="text">
      <style:text-properties officeooo:rsid="0009d55f"/>
    </style:style>
    <style:style style:name="T3" style:family="text">
      <style:text-properties officeooo:rsid="000a36bb"/>
    </style:style>
    <style:style style:name="T4" style:family="text">
      <style:text-properties officeooo:rsid="000b2e78"/>
    </style:style>
    <style:style style:name="T5" style:family="text">
      <style:text-properties officeooo:rsid="000caa75"/>
    </style:style>
    <style:style style:name="T6" style:family="text">
      <style:text-properties officeooo:rsid="000db72d"/>
    </style:style>
    <style:style style:name="T7" style:family="text">
      <style:text-properties officeooo:rsid="000e3706"/>
    </style:style>
    <style:style style:name="T8" style:family="text">
      <style:text-properties officeooo:rsid="000fe7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1.04 Création d’une base de données </text:p>
      <text:p text:style-name="P5"/>
      <text:p text:style-name="P5">_____________________________________________</text:p>
      <text:p text:style-name="P5"/>
      <text:p text:style-name="P5"/>
      <text:p text:style-name="P6">1) Projet et ses objectifs :</text:p>
      <text:p text:style-name="P4"/>
      <text:p text:style-name="P12">Le projet mis en œuvre dans cette SAE était la création d’une base de données concernant un jeu de carte fictif. L’objectif était de gérer un « deck » de cartes (avec les effets qui leurs étaient attribués) efficacement, ainsi qu’un réseau de joueurs. <text:span text:style-name="T3">De plus, nous avons au préalable réalisé un shéma UML.</text:span></text:p>
      <text:p text:style-name="P4"/>
      <text:p text:style-name="P7"/>
      <text:p text:style-name="P7">2) Organisation collaborative :</text:p>
      <text:p text:style-name="P8"/>
      <text:p text:style-name="P1">Cette S<text:span text:style-name="T3">AE </text:span>devait être réalisé en binôme. <text:span text:style-name="T2">J’ai réalisé la création de la table, pendant que mon binôme s’occupait du compte rendu.</text:span> <text:span text:style-name="T1">J’ai également participé</text:span> <text:span text:style-name="T2">à la création des requêtes avec mon binôme. Enfin, j’ai inscris les requêtes ainsi que leur résultat dans le compte-rendu</text:span><text:span text:style-name="T1">. </text:span><text:span text:style-name="T4">Nous avons tout deux travaillé sur le s</text:span><text:span text:style-name="T8">c</text:span><text:span text:style-name="T4">héma UML et donc la base de notre travail.</text:span></text:p>
      <text:p text:style-name="P1"/>
      <text:p text:style-name="P1"/>
      <text:p text:style-name="P9">3) Étapes et difficultés :</text:p>
      <text:p text:style-name="P9"/>
      <text:p text:style-name="P2">Le projet était découpé selon moi en trois étapes majeures :</text:p>
      <text:p text:style-name="P2"/>
      <text:p text:style-name="P2">- Confection<text:span text:style-name="T5"> de la base à l’aide du schéma UML.</text:span></text:p>
      <text:p text:style-name="P2">- <text:span text:style-name="T6">Création de la base avec les commandes.</text:span></text:p>
      <text:p text:style-name="P2">- <text:span text:style-name="T6">Écriture des requêtes SQL.</text:span></text:p>
      <text:p text:style-name="P2"/>
      <text:p text:style-name="P3">Cet S<text:span text:style-name="T6">AE</text:span> <text:span text:style-name="T6">é</text:span>tait <text:span text:style-name="T6">de difficulté correcte,</text:span> j’ai <text:span text:style-name="T6">des</text:span> connaissance<text:span text:style-name="T6">s</text:span> <text:span text:style-name="T6">convenables </text:span>concernant <text:span text:style-name="T6">les</text:span> <text:span text:style-name="T6">bases de données.</text:span> <text:span text:style-name="T6">Les difficultés ont résider dans la confection de la base avec le schéma UML. Sans ce schéma, toute la base de données était incorrect. </text:span><text:span text:style-name="T7">De plus, le temps nous à manqué.</text:span></text:p>
      <text:p text:style-name="P10"/>
      <text:p text:style-name="P10">4 ) Amélioration pour l’avenir :</text:p>
      <text:p text:style-name="P10"/>
      <text:p text:style-name="P13">Se répartir plus efficacement les requêtes. Ne pas rester bloqué sur la même afin de perdre moins de temp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3T16:06:55.902000000</meta:creation-date>
    <meta:generator>LibreOffice/7.1.0.3$Windows_X86_64 LibreOffice_project/f6099ecf3d29644b5008cc8f48f42f4a40986e4c</meta:generator>
    <dc:date>2025-03-30T19:03:38.810000000</dc:date>
    <meta:editing-duration>PT29M38S</meta:editing-duration>
    <meta:editing-cycles>15</meta:editing-cycles>
    <meta:document-statistic meta:table-count="0" meta:image-count="0" meta:object-count="0" meta:page-count="1" meta:paragraph-count="14" meta:word-count="242" meta:character-count="1422" meta:non-whitespace-character-count="1193"/>
  </office:meta>
</office:document-meta>
</file>